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9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0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3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5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9" style:family="paragraph" style:parent-style-name="Standard">
      <style:text-properties officeooo:paragraph-rsid="0b0ddd8e"/>
    </style:style>
    <style:style style:name="P60" style:family="paragraph" style:parent-style-name="Standard">
      <style:text-properties officeooo:paragraph-rsid="04f68805"/>
    </style:style>
    <style:style style:name="P61" style:family="paragraph" style:parent-style-name="Standard">
      <style:text-properties officeooo:paragraph-rsid="0bad8f69"/>
    </style:style>
    <style:style style:name="P62" style:family="paragraph" style:parent-style-name="Standard">
      <style:text-properties officeooo:paragraph-rsid="0a0f7b62"/>
    </style:style>
    <style:style style:name="P63" style:family="paragraph" style:parent-style-name="Standard">
      <style:text-properties officeooo:paragraph-rsid="0cb27039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text-properties officeooo:paragraph-rsid="0daa4aef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f4adb30"/>
    </style:style>
    <style:style style:name="P69" style:family="paragraph" style:parent-style-name="Standard">
      <style:text-properties officeooo:rsid="0dde9a1c" officeooo:paragraph-rsid="0f5bbe3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1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2" style:family="paragraph" style:parent-style-name="Standard">
      <style:text-properties officeooo:paragraph-rsid="0f1c472f"/>
    </style:style>
    <style:style style:name="P73" style:family="paragraph" style:parent-style-name="Standard">
      <style:text-properties officeooo:paragraph-rsid="0f3ae219"/>
    </style:style>
    <style:style style:name="P74" style:family="paragraph" style:parent-style-name="Standard">
      <style:text-properties officeooo:paragraph-rsid="0f3d081d"/>
    </style:style>
    <style:style style:name="P75" style:family="paragraph" style:parent-style-name="Footnote">
      <style:text-properties officeooo:rsid="043ccc66" officeooo:paragraph-rsid="0f40045a"/>
    </style:style>
    <style:style style:name="P76" style:family="paragraph" style:parent-style-name="Footnote">
      <style:text-properties officeooo:rsid="043ccc66" officeooo:paragraph-rsid="0f4dc0dc"/>
    </style:style>
    <style:style style:name="P77" style:family="paragraph" style:parent-style-name="Standard">
      <style:text-properties officeooo:paragraph-rsid="0f4adb30"/>
    </style:style>
    <style:style style:name="P78" style:family="paragraph" style:parent-style-name="Standard">
      <style:text-properties officeooo:paragraph-rsid="0f4cd335"/>
    </style:style>
    <style:style style:name="P79" style:family="paragraph" style:parent-style-name="Standard">
      <style:text-properties officeooo:paragraph-rsid="0f6ac771"/>
    </style:style>
    <style:style style:name="P80" style:family="paragraph" style:parent-style-name="Standard">
      <style:text-properties officeooo:paragraph-rsid="0f6bda9d"/>
    </style:style>
    <style:style style:name="P81" style:family="paragraph" style:parent-style-name="Standard">
      <style:text-properties officeooo:paragraph-rsid="0f6d3852"/>
    </style:style>
    <style:style style:name="P82" style:family="paragraph" style:parent-style-name="Standard">
      <style:text-properties officeooo:paragraph-rsid="0f6d4ef8"/>
    </style:style>
    <style:style style:name="P83" style:family="paragraph" style:parent-style-name="Standard">
      <style:paragraph-properties fo:text-align="center" style:justify-single-word="false"/>
      <style:text-properties officeooo:paragraph-rsid="0cc50ec9"/>
    </style:style>
    <style:style style:name="P84" style:family="paragraph" style:parent-style-name="Standard">
      <style:paragraph-properties fo:text-align="center" style:justify-single-word="false"/>
      <style:text-properties officeooo:paragraph-rsid="0f6ac771"/>
    </style:style>
    <style:style style:name="P85" style:family="paragraph" style:parent-style-name="Standard">
      <style:paragraph-properties fo:text-align="center" style:justify-single-word="false"/>
      <style:text-properties officeooo:paragraph-rsid="0daef67d"/>
    </style:style>
    <style:style style:name="P86" style:family="paragraph" style:parent-style-name="Standard">
      <style:paragraph-properties fo:text-align="center" style:justify-single-word="false"/>
      <style:text-properties officeooo:paragraph-rsid="0db0d4d1"/>
    </style:style>
    <style:style style:name="P87" style:family="paragraph" style:parent-style-name="Standard">
      <style:paragraph-properties fo:text-align="center" style:justify-single-word="false"/>
      <style:text-properties officeooo:paragraph-rsid="0daa4aef"/>
    </style:style>
    <style:style style:name="P88" style:family="paragraph" style:parent-style-name="Standard">
      <style:paragraph-properties fo:text-align="center" style:justify-single-word="false"/>
      <style:text-properties officeooo:paragraph-rsid="0f7a4390"/>
    </style:style>
    <style:style style:name="P89" style:family="paragraph" style:parent-style-name="Standard">
      <style:paragraph-properties fo:text-align="center" style:justify-single-word="false"/>
      <style:text-properties officeooo:paragraph-rsid="0eb4913f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0dce9327"/>
    </style:style>
    <style:style style:name="P94" style:family="paragraph" style:parent-style-name="Footnote">
      <style:text-properties officeooo:paragraph-rsid="0fa0ab6e"/>
    </style:style>
    <style:style style:name="P95" style:family="paragraph" style:parent-style-name="Standard">
      <style:text-properties officeooo:paragraph-rsid="0fc8e1b1"/>
    </style:style>
    <style:style style:name="P96" style:family="paragraph" style:parent-style-name="Footnote">
      <style:text-properties officeooo:paragraph-rsid="0fde5261" fo:background-color="transparent"/>
    </style:style>
    <style:style style:name="P97" style:family="paragraph" style:parent-style-name="Standard">
      <style:text-properties officeooo:paragraph-rsid="0fdfc605"/>
    </style:style>
    <style:style style:name="P98" style:family="paragraph" style:parent-style-name="Standard">
      <style:text-properties officeooo:paragraph-rsid="0ff09601"/>
    </style:style>
    <style:style style:name="P99" style:family="paragraph" style:parent-style-name="Footnote">
      <style:text-properties officeooo:paragraph-rsid="101b7bd9"/>
    </style:style>
    <style:style style:name="P100" style:family="paragraph" style:parent-style-name="Footnote">
      <style:text-properties officeooo:paragraph-rsid="101f3d54"/>
    </style:style>
    <style:style style:name="P10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5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9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6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9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6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07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language="en" fo:country="GB"/>
    </style:style>
    <style:style style:name="T27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4" style:family="text">
      <style:text-properties fo:language="en" fo:country="GB" officeooo:rsid="0f28d107"/>
    </style:style>
    <style:style style:name="T275" style:family="text">
      <style:text-properties fo:language="en" fo:country="GB" officeooo:rsid="0fed6741"/>
    </style:style>
    <style:style style:name="T276" style:family="text">
      <style:text-properties officeooo:rsid="0f981b1c"/>
    </style:style>
    <style:style style:name="T277" style:family="text">
      <style:text-properties style:font-name="Liberation Mono" fo:font-size="8pt" style:font-size-asian="8pt" style:font-size-complex="8pt" loext:padding="0.049cm" loext:border="0.31pt solid #000000"/>
    </style:style>
    <style:style style:name="T27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officeooo:rsid="0fff82c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1"><text:span text:style-name="Strong_20_Emphasis"><text:span text:style-name="T154">Checklist for installing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5"><text:user-field-get text:name="Version">24.04</text:user-field-get></text:span></text:span><text:span text:style-name="Strong_20_Emphasis"><text:span text:style-name="T156"><text:note text:id="ftn1" text:note-class="footnote"><text:note-citation>1</text:note-citation><text:note-body><text:p text:style-name="P100"><text:span text:style-name="T279">This </text:span><text:span text:style-name="Strong_20_Emphasis"><text:span text:style-name="T281"><text:user-field-get text:name="Distro">Ubuntu</text:user-field-get></text:span></text:span><text:span text:style-name="T280"><text:s/></text:span><text:span text:style-name="T282"><text:user-field-get text:name="Version">24.04</text:user-field-get></text:span><text:span text:style-name="T282"><text:s/></text:span><text:span text:style-name="Strong_20_Emphasis"><text:span text:style-name="T283"><text:user-field-get text:name="Edition">Desktop</text:user-field-get></text:span></text:span><text:span text:style-name="T279"><text:s/>(codename noble) from April </text:span><text:span text:style-name="Strong_20_Emphasis"><text:span text:style-name="T284"><text:user-field-get text:name="Releaseyear">2024</text:user-field-get></text:span></text:span><text:span text:style-name="T279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57"><text:s/></text:span></text:span><text:span text:style-name="Strong_20_Emphasis"><text:span text:style-name="T158"><text:user-field-get text:name="Edition">Desktop</text:user-field-get></text:span></text:span><text:span text:style-name="Strong_20_Emphasis"><text:span text:style-name="T159">.</text:span></text:span></text:p>
      <text:p text:style-name="P24"><text:span text:style-name="Strong_20_Emphasis"><text:span text:style-name="T95"/></text:span></text:p>
      <text:p text:style-name="P24"><text:span text:style-name="Strong_20_Emphasis"><text:span text:style-name="T223">This is a fillable PDF, no printing required.</text:span></text:span></text:p>
      <text:p text:style-name="P25"><text:span text:style-name="Strong_20_Emphasis"><text:span text:style-name="T153"/></text:span></text:p>
      <text:p text:style-name="P13"><text:span text:style-name="T173">Fill in the </text:span><text:span text:style-name="Strong_20_Emphasis"><text:span text:style-name="T65">text box</text:span></text:span><text:span text:style-name="T173"> behind the </text:span><text:span text:style-name="T182">underlined</text:span><text:span text:style-name="T174"> </text:span><text:span text:style-name="T173">words, see [explanation]:</text:span></text:p>
      <text:p text:style-name="P11"><text:span text:style-name="Definition"><text:span text:style-name="T273">user</text:span></text:span><text:span text:style-name="T225"><text:tab/><text:tab/></text:span><text:span text:style-name="T235"> <text:tab/><text:tab/><text:tab/> </text:span><text:span text:style-name="T226"><draw:control text:anchor-type="as-char" svg:y="-0.4cm" draw:z-index="7" draw:name="Gebruiker" draw:style-name="gr2" draw:text-style-name="P107" svg:width="6.4cm" svg:height="0.6cm" draw:control="control6"><svg:title>Gebruiker</svg:title><svg:desc>Volledige naam, bijv. Jan Stek</svg:desc></draw:control></text:span><text:span text:style-name="T226"><text:s text:c="2"/></text:span><text:span text:style-name="T227">[</text:span><text:span text:style-name="T234">F</text:span><text:span text:style-name="T228">ull </text:span><text:span text:style-name="T236">na</text:span><text:span text:style-name="T238">me,</text:span><text:span text:style-name="T236"> </text:span><text:span text:style-name="T238">e.g.</text:span><text:span text:style-name="T236"> </text:span><text:span text:style-name="T237">J</text:span><text:span text:style-name="T240">ohn Doe</text:span><text:span text:style-name="T243">]</text:span></text:p>
      <text:p text:style-name="P72"><text:span text:style-name="Definition"><text:span text:style-name="T242">USER</text:span></text:span><text:span text:style-name="Definition"><text:span text:style-name="T272">na</text:span></text:span><text:span text:style-name="Definition"><text:span text:style-name="T274">me</text:span></text:span><text:span text:style-name="T241"><text:tab/><text:tab/><text:tab/> </text:span><text:span text:style-name="T241"><draw:control text:anchor-type="as-char" svg:y="-0.4cm" draw:z-index="16" draw:name="Gberuikersnaam 2" draw:style-name="gr2" draw:text-style-name="P107" svg:width="6.4cm" svg:height="0.6cm" draw:control="control15"><svg:title>Gebruikersnaam</svg:title><svg:desc>Korte naam, bijv. jan</svg:desc></draw:control></text:span><text:span text:style-name="T241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4">j</text:span><text:span text:style-name="T166">oh</text:span><text:span text:style-name="T164">n</text:span><text:span text:style-name="T165">]</text:span></text:p>
      <text:p text:style-name="P10"><text:span text:style-name="Definition"><text:span text:style-name="T272">COMPUTERNA</text:span></text:span><text:span text:style-name="Definition"><text:span text:style-name="T274">me</text:span></text:span><text:span text:style-name="T244"><text:tab/> </text:span><text:span text:style-name="T272"><draw:control text:anchor-type="as-char" svg:y="-0.4cm" draw:z-index="8" draw:name="Computernaam" draw:style-name="gr2" draw:text-style-name="P107" svg:width="6.4cm" svg:height="0.6cm" draw:control="control7"><svg:title>Computernaam</svg:title><svg:desc>Unieke naam van de computer</svg:desc></draw:control></text:span><text:span text:style-name="T272"><text:s text:c="2"/></text:span><text:span text:style-name="T245">[</text:span><text:span text:style-name="T251">N</text:span><text:span text:style-name="T246">a</text:span><text:span text:style-name="T250">me of the</text:span><text:span text:style-name="T246"> compute</text:span><text:span text:style-name="T247">r, </text:span><text:span text:style-name="T250">e.g.</text:span><text:span text:style-name="T248"> </text:span><text:span text:style-name="T249">pc02</text:span><text:span text:style-name="T245">]</text:span></text:p>
      <text:p text:style-name="P14"><text:span text:style-name="Definition"><text:span text:style-name="T253">USER</text:span></text:span><text:span text:style-name="T252"><text:tab/><text:tab/></text:span><text:span text:style-name="T235"> <text:tab/><text:tab/><text:tab/> </text:span><text:span text:style-name="T226"><draw:control text:anchor-type="as-char" svg:y="-0.4cm" draw:z-index="13" draw:name="Gebruiker 1" draw:style-name="gr2" draw:text-style-name="P107" svg:width="6.4cm" svg:height="0.6cm" draw:control="control12"><svg:title>Gebruiker</svg:title><svg:desc>Volledige naam, bijv. Jan Stek</svg:desc></draw:control></text:span><text:span text:style-name="T226"><text:s text:c="2"/></text:span><text:span text:style-name="T227">[</text:span><text:span text:style-name="T234">F</text:span><text:span text:style-name="T229">ull </text:span><text:span text:style-name="T230">na</text:span><text:span text:style-name="T231">me</text:span><text:span text:style-name="T230"> possibly </text:span><text:span text:style-name="T233">2</text:span><text:span text:style-name="T266">nd</text:span><text:span text:style-name="T233"> </text:span><text:span text:style-name="T232">user</text:span><text:span text:style-name="T239">]</text:span></text:p>
      <text:p text:style-name="P97"><text:span text:style-name="Definition"><text:span text:style-name="T253">USERN</text:span></text:span><text:span text:style-name="Definition"><text:span text:style-name="T254">a</text:span></text:span><text:span text:style-name="Definition"><text:span text:style-name="T255">me</text:span></text:span><text:span text:style-name="Definition"><text:span text:style-name="T260"><text:tab/><text:tab/><text:tab/> </text:span></text:span><text:span text:style-name="T241"><draw:control text:anchor-type="as-char" svg:y="-0.4cm" draw:z-index="14" draw:name="Gberuikersnaam 1" draw:style-name="gr2" draw:text-style-name="P107" svg:width="6.4cm" svg:height="0.6cm" draw:control="control13"><svg:title>Gebruikersnaam</svg:title><svg:desc>Korte naam, bijv. jan</svg:desc></draw:control></text:span><text:span text:style-name="T241"><text:s text:c="2"/></text:span><text:span text:style-name="T257">[</text:span><text:span text:style-name="T259">U</text:span><text:span text:style-name="T258">ser</text:span><text:span text:style-name="T256"> </text:span><text:span text:style-name="T262">na</text:span><text:span text:style-name="T263">me</text:span><text:span text:style-name="T262"> possibly </text:span><text:span text:style-name="T265">2</text:span><text:span text:style-name="T267">nd</text:span><text:span text:style-name="T265"> </text:span><text:span text:style-name="T264">user</text:span><text:span text:style-name="T261">]</text:span></text:p>
      <text:p text:style-name="P12"><text:span text:style-name="T167">Replace the </text:span><text:span text:style-name="T181">underlined</text:span><text:span text:style-name="T167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67">.</text:span></text:p>
      <text:p text:style-name="P56"/>
      <text:p text:style-name="P56"/>
      <text:p text:style-name="P9"><text:span text:style-name="T177">Not yet on Linux?</text:span><text:span text:style-name="T168"><text:tab/></text:span><text:span text:style-name="T175"><text:tab/></text:span><text:span text:style-name="T176">Use</text:span><text:span text:style-name="T169"> </text:span><text:span text:style-name="Strong_20_Emphasis"><text:span text:style-name="T179">Checklist </text:span></text:span><text:span text:style-name="Strong_20_Emphasis"><text:span text:style-name="T180">transfer</text:span></text:span><text:span text:style-name="T169"> o</text:span><text:span text:style-name="T172">n</text:span><text:span text:style-name="T169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0"> </text:span><text:span text:style-name="T172">u</text:span><text:span text:style-name="T170">nder </text:span><text:span text:style-name="T178">Linux</text:span><text:span text:style-name="T171">.</text:span></text:p>
      <text:p text:style-name="P49"><text:span text:style-name="T195">New installation?</text:span><text:span text:style-name="T197"><text:tab/></text:span><text:span text:style-name="T199"></text:span><text:span text:style-name="T200"><text:tab/>Start at chapter</text:span><text:span text:style-name="T197"> </text:span><text:span text:style-name="T195"><text:bookmark-ref text:reference-format="page" text:ref-name="__RefNumPara__4009_1271708128">2</text:bookmark-ref></text:span><text:span text:style-name="T197"><text:s text:c="2"/></text:span><text:span text:style-name="T196"><text:bookmark-ref text:reference-format="text" text:ref-name="__RefNumPara__4009_1271708128">Perform installation</text:bookmark-ref></text:span><text:span text:style-name="T198">.</text:span></text:p>
      <text:p text:style-name="P32"/>
      <text:p text:style-name="P32"/>
      <text:list text:style-name="L1">
        <text:list-item>
          <text:p text:style-name="P103"><text:bookmark-start text:name="__RefNumPara__4083_1271708128"/>Prepar<text:span text:style-name="T276">e </text:span>installation<text:bookmark-end text:name="__RefNumPara__4083_1271708128"/></text:p>
        </text:list-item>
      </text:list>
      <text:p text:style-name="P1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68"><draw:control text:anchor-type="as-char" draw:z-index="11" draw:name="Vorm3_0" draw:style-name="gr1" draw:text-style-name="P106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68"><draw:control text:anchor-type="as-char" draw:z-index="20" draw:name="Vorm3_ 1" draw:style-name="gr1" draw:text-style-name="P106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5"><text:span text:style-name="User_20_Entry"><text:span text:style-name="T111">Login any additional </text:span></text:span><text:span text:style-name="Definition"><text:span text:style-name="T271">USER</text:span></text:span><text:span text:style-name="User_20_Entry"><text:span text:style-name="T114">s</text:span></text:span><text:span text:style-name="User_20_Entry"><text:span text:style-name="T117">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69"><draw:control text:anchor-type="as-char" draw:z-index="2" draw:name="Vorm4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3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4" office:value-type="string">
            <text:p text:style-name="P79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77">Super</text:span> key is the Windows key, Command key (Apple), or Magnifier key<text:span text:style-name="T192"> </text:span><text:span text:style-name="T193">(Chromebook)</text:span><text:span text:style-name="T192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3"><text:span text:style-name="T13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6" office:value-type="string">
            <text:p text:style-name="P81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7" office:value-type="string">
            <text:p text:style-name="P81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69"><draw:control text:anchor-type="as-char" draw:z-index="3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69"><draw:control text:anchor-type="as-char" draw:z-index="21" draw:name="Vorm 3" draw:style-name="gr1" draw:text-style-name="P106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4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11" office:value-type="string">
            <text:p text:style-name="P79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8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D12" office:value-type="string">
            <text:p text:style-name="P66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3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</table:table>
      <text:p text:style-name="P20"/>
      <text:list text:continue-numbering="true" text:style-name="L1">
        <text:list-item>
          <text:p text:style-name="P10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69"><draw:control text:anchor-type="as-char" draw:z-index="4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183">Boot the computer from</text:span><text:span text:style-name="T191"><text:note text:id="ftn5" text:note-class="footnote"><text:note-citation>1</text:note-citation><text:note-body><text:p text:style-name="P96"><text:span text:style-name="T118">Boot menu/Setup via one of the </text:span><text:span text:style-name="T119">f</text:span><text:span text:style-name="T118">requently used keys:</text:span> <text:span text:style-name="T278">Esc</text:span><text:span text:style-name="T272">, </text:span><text:span text:style-name="T278">Delete</text:span><text:span text:style-name="T272">, </text:span><text:span text:style-name="T278">F1</text:span><text:span text:style-name="T272">, </text:span><text:span text:style-name="T278">F2</text:span><text:span text:style-name="T272">, </text:span><text:span text:style-name="T278">F9</text:span><text:span text:style-name="T272">, </text:span><text:span text:style-name="T278">F10</text:span><text:span text:style-name="T272">, </text:span><text:span text:style-name="T278">F11</text:span><text:span text:style-name="T272">, </text:span><text:span text:style-name="T275">or </text:span><text:span text:style-name="T278">F12</text:span><text:span text:style-name="T272">.</text:span></text:p></text:note-body></text:note></text:span><text:span text:style-name="T183"> an</text:span><text:span text:style-name="T187"> </text:span><text:span text:style-name="Strong_20_Emphasis"><text:span text:style-name="T161"><text:user-field-get text:name="Distro">Ubuntu</text:user-field-get></text:span></text:span><text:span text:style-name="T190"><text:s/></text:span><text:span text:style-name="T162"><text:user-field-get text:name="Version">24.04</text:user-field-get></text:span><text:span text:style-name="T162"><text:s/>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4"><text:span text:style-name="T18">From a Live USB stick you can boot and work with </text:span><text:span text:style-name="Strong_20_Emphasis"><text:span text:style-name="T194"><text:user-field-get text:name="Distro">Ubuntu</text:user-field-get></text:span></text:span><text:span text:style-name="Strong_20_Emphasis"><text:span text:style-name="T194"><text:s/></text:span></text:span><text:span text:style-name="T18">without modifying any files on the hard drive and also allows installation of </text:span><text:span text:style-name="Strong_20_Emphasis"><text:span text:style-name="T194"><text:user-field-get text:name="Distro">Ubuntu</text:user-field-get></text:span></text:span><text:span text:style-name="Strong_20_Emphasis"><text:span text:style-name="T194">.</text:span></text:span></text:p></text:note-body></text:note></text:span><text:span text:style-name="T183"> USB stick</text:span><text:span text:style-name="T91"><text:note text:id="ftn7" text:note-class="footnote"><text:note-citation>3</text:note-citation><text:note-body><text:p text:style-name="P99"><text:span text:style-name="Strong_20_Emphasis"><text:span text:style-name="T112">Create a bootable USB stick:<text:line-break/>Download a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15"><text:user-field-get text:name="Edition">Desktop</text:user-field-get></text:span></text:span><text:span text:style-name="Strong_20_Emphasis"><text:span text:style-name="T112"><text:s/></text:span></text:span><text:span text:style-name="Strong_20_Emphasis"><text:span text:style-name="T115"><text:user-field-get text:name="Version">24.04</text:user-field-get></text:span></text:span><text:span text:style-name="Strong_20_Emphasis"><text:span text:style-name="T115"><text:s/></text:span></text:span><text:span text:style-name="Strong_20_Emphasis"><text:span text:style-name="T116">LTS </text:span></text:span><text:span text:style-name="Strong_20_Emphasis"><text:span text:style-name="T112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68">ubuntu.com/download</text:span></text:span></text:a><text:span text:style-name="Strong_20_Emphasis"><text:span text:style-name="T113">.</text:span></text:span><text:span text:style-name="Strong_20_Emphasis"><text:span text:style-name="T112"><text:line-break/></text:span></text:span><text:span text:style-name="Strong_20_Emphasis"><text:span text:style-name="T120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2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9">karelzimmer.nl/en</text:span></text:span></text:a><text:span text:style-name="Strong_20_Emphasis"><text:span text:style-name="T120">, under </text:span></text:span><text:span text:style-name="Strong_20_Emphasis"><text:span text:style-name="T121">Linux</text:span></text:span><text:span text:style-name="Strong_20_Emphasis"><text:span text:style-name="T120">.</text:span></text:span></text:p></text:note-body></text:note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2" office:value-type="string">
            <text:p text:style-name="P30"><text:span text:style-name="T163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3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><text:span text:style-name="Strong_20_Emphasis"><text:span text:style-name="T69"><draw:control text:anchor-type="as-char" draw:z-index="17" draw:name="Vorm 5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7"><text:span text:style-name="T185">C</text:span><text:span text:style-name="T186">lick</text:span><text:span text:style-name="T185"> </text:span><text:span text:style-name="T189">In</text:span><text:span text:style-name="T188">stall Ubuntu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96"/></text:span></text:p>
          </table:table-cell>
          <table:table-cell table:style-name="_32_._5f_Installatie_5f_uitvoeren.C6" office:value-type="string">
            <text:p text:style-name="P67"><text:span text:style-name="Strong_20_Emphasis"><text:span text:style-name="T132">Follow the instructions on the </text:span></text:span><text:span text:style-name="Strong_20_Emphasis"><text:span text:style-name="T133">installation </text:span></text:span><text:span text:style-name="Strong_20_Emphasis"><text:span text:style-name="T132">screens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><text:span text:style-name="Strong_20_Emphasis"><text:span text:style-name="T38"><draw:control text:anchor-type="as-char" draw:z-index="15" draw:name="Vorm 1" draw:style-name="gr1" draw:text-style-name="P106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8"><text:span text:style-name="T218">At</text:span><text:span text:style-name="T214"> </text:span><text:span text:style-name="Strong_20_Emphasis"><text:span text:style-name="T224">Create your account</text:span></text:span><text:span text:style-name="Strong_20_Emphasis"><text:span text:style-name="T211">: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9" office:value-type="string">
            <text:p text:style-name="P17"><text:span text:style-name="Strong_20_Emphasis"><text:span text:style-name="T212">E</text:span></text:span><text:span text:style-name="T214">nter your </text:span><text:span text:style-name="T221">Your n</text:span><text:span text:style-name="T220">ame </text:span><text:span text:style-name="Definition"><text:span text:style-name="T14">USER</text:span></text:span><text:span text:style-name="Strong_20_Emphasis"><text:span text:style-name="T210">, <text:line-break/></text:span></text:span><text:span text:style-name="Strong_20_Emphasis"><text:span text:style-name="T216">Y</text:span></text:span><text:span text:style-name="Strong_20_Emphasis"><text:span text:style-name="T215">our computer</text:span></text:span><text:span text:style-name="Strong_20_Emphasis"><text:span text:style-name="T216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09">,<text:line-break/></text:span></text:span><text:span text:style-name="Strong_20_Emphasis"><text:span text:style-name="T217">Pick</text:span></text:span><text:span text:style-name="Strong_20_Emphasis"><text:span text:style-name="T215"> a username</text:span></text:span><text:span text:style-name="Strong_20_Emphasis"><text:span text:style-name="T209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09">, </text:span></text:span><text:span text:style-name="Strong_20_Emphasis"><text:span text:style-name="T213">and</text:span></text:span><text:span text:style-name="Strong_20_Emphasis"><text:span text:style-name="T209"><text:line-break/></text:span></text:span><text:span text:style-name="Strong_20_Emphasis"><text:span text:style-name="T208">enter a </text:span></text:span><text:span text:style-name="Strong_20_Emphasis"><text:span text:style-name="T219">password</text:span></text:span><text:span text:style-name="Strong_20_Emphasis"><text:span text:style-name="T208"> twice.</text:span></text:span></text:p>
          </table:table-cell>
        </table:table-row>
      </table:table>
      <text:p text:style-name="P59"><text:span text:style-name="Strong_20_Emphasis"><text:span text:style-name="T71"/></text:span></text:p>
      <text:list text:continue-numbering="true" text:style-name="L1">
        <text:list-item>
          <text:p text:style-name="P102"><text:span text:style-name="Strong_20_Emphasis"><text:span text:style-name="T89">Finish installation</text:span></text:span></text:p>
        </text:list-item>
      </text:list>
      <text:p text:style-name="P60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69"><draw:control text:anchor-type="as-char" draw:z-index="5" draw:name="Vorm24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3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2" office:value-type="string">
            <text:p text:style-name="P63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8"><text:span text:style-name="Strong_20_Emphasis"><text:span text:style-name="T107"><draw:control text:anchor-type="as-char" draw:z-index="22" draw:name="Vorm4_ 1" draw:style-name="gr1" draw:text-style-name="P106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7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1"><text:span text:style-name="Strong_20_Emphasis"><text:span text:style-name="T141"><draw:control text:anchor-type="as-char" draw:z-index="24" draw:name="Vorm13_ 5" draw:style-name="gr1" draw:text-style-name="P106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1">Add any additional </text:span></text:span><text:span text:style-name="Strong_20_Emphasis"><text:span text:style-name="T150">user</text:span></text:span><text:span text:style-name="Strong_20_Emphasis"><text:span text:style-name="T14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5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8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10"><text:note text:id="ftn8" text:note-class="footnote"><text:note-citation>1</text:note-citation><text:note-body><text:p text:style-name="P57"><text:span text:style-name="T205">The </text:span><text:span text:style-name="T207">Super</text:span><text:span text:style-name="T205"> key is the Windows key, Command key (Apple), or Magnifier key </text:span><text:span text:style-name="T206">(Chromebook)</text:span><text:span text:style-name="T205">.</text:span></text:p></text:note-body></text:note></text:span></text:span><text:span text:style-name="Strong_20_Emphasis"><text:span text:style-name="T141">, typ </text:span></text:span><text:span text:style-name="Strong_20_Emphasis"><text:span text:style-name="T147">use</text:span></text:span><text:span text:style-name="Strong_20_Emphasis"><text:span text:style-name="T146">r</text:span></text:span><text:span text:style-name="Strong_20_Emphasis"><text:span text:style-name="T141"> and click behind </text:span></text:span><text:span text:style-name="Strong_20_Emphasis"><text:span text:style-name="T146">Settings</text:span></text:span><text:span text:style-name="Strong_20_Emphasis"><text:span text:style-name="T141"> on </text:span></text:span><text:span text:style-name="Strong_20_Emphasis"><text:span text:style-name="T146">User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4"><text:span text:style-name="Strong_20_Emphasis"><text:span text:style-name="T141">Click </text:span></text:span><text:span text:style-name="Strong_20_Emphasis"><text:span text:style-name="T146">Unlock</text:span></text:span><text:span text:style-name="Strong_20_Emphasis"><text:span text:style-name="T14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4"><text:span text:style-name="Strong_20_Emphasis"><text:span text:style-name="T141">Click </text:span></text:span><text:span text:style-name="Strong_20_Emphasis"><text:span text:style-name="T146">Add</text:span></text:span><text:span text:style-name="Strong_20_Emphasis"><text:span text:style-name="T141"> </text:span></text:span><text:span text:style-name="Strong_20_Emphasis"><text:span text:style-name="T146">User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4"><text:span text:style-name="Strong_20_Emphasis"><text:span text:style-name="T141">Choose </text:span></text:span><text:span text:style-name="Strong_20_Emphasis"><text:span text:style-name="T146">Account Type</text:span></text:span><text:span text:style-name="Strong_20_Emphasis"><text:span text:style-name="T141">, </text:span></text:span><text:span text:style-name="Strong_20_Emphasis"><text:span text:style-name="T146">Standard</text:span></text:span><text:span text:style-name="Strong_20_Emphasis"><text:span text:style-name="T141"> or </text:span></text:span><text:span text:style-name="Strong_20_Emphasis"><text:span text:style-name="T146">Admi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4"><text:span text:style-name="Strong_20_Emphasis"><text:span text:style-name="T143">Enter</text:span></text:span><text:span text:style-name="Strong_20_Emphasis"><text:span text:style-name="T141"> </text:span></text:span><text:span text:style-name="Strong_20_Emphasis"><text:span text:style-name="T148">Name</text:span></text:span><text:span text:style-name="Strong_20_Emphasis"><text:span text:style-name="T142"> </text:span></text:span><text:span text:style-name="Strong_20_Emphasis"><text:span text:style-name="T151">user</text:span></text:span><text:span text:style-name="Strong_20_Emphasis"><text:span text:style-name="T142"> </text:span></text:span><text:span text:style-name="Strong_20_Emphasis"><text:span text:style-name="T143">and</text:span></text:span><text:span text:style-name="Strong_20_Emphasis"><text:span text:style-name="T142"> </text:span></text:span><text:span text:style-name="Strong_20_Emphasis"><text:span text:style-name="T148">Username</text:span></text:span><text:span text:style-name="Strong_20_Emphasis"><text:span text:style-name="T142"> </text:span></text:span><text:span text:style-name="Strong_20_Emphasis"><text:span text:style-name="T152">username</text:span></text:span><text:span text:style-name="Strong_20_Emphasis"><text:span text:style-name="T142">, </text:span></text:span><text:span text:style-name="Strong_20_Emphasis"><text:span text:style-name="T144">and click </text:span></text:span><text:span text:style-name="Strong_20_Emphasis"><text:span text:style-name="T149">Add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4"><text:span text:style-name="Strong_20_Emphasis"><text:span text:style-name="T141">Close the </text:span></text:span><text:span text:style-name="Strong_20_Emphasis"><text:span text:style-name="T146">Users</text:span></text:span><text:span text:style-name="Strong_20_Emphasis"><text:span text:style-name="T141">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69"><draw:control text:anchor-type="as-char" draw:z-index="9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77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4" office:value-type="string">
            <text:p text:style-name="P80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><text:span text:style-name="Strong_20_Emphasis"><text:span text:style-name="T38"/></text:span></text:p>
          </table:table-cell>
          <table:table-cell table:style-name="_33_._5f_Installatie_5f_afronden.C15" office:value-type="string">
            <text:p text:style-name="P77"><text:span text:style-name="T15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16" office:value-type="string">
            <text:p text:style-name="P82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17" office:value-type="string">
            <text:p text:style-name="P82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5"/>
          </table:table-cell>
          <table:table-cell table:style-name="_33_._5f_Installatie_5f_afronden.C18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5"/>
          </table:table-cell>
          <table:table-cell table:style-name="_33_._5f_Installatie_5f_afronden.C19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69"><draw:control text:anchor-type="as-char" draw:z-index="6" draw:name="Vorm37" draw:style-name="gr1" draw:text-style-name="P106" svg:width="0.35cm" svg:height="0.35cm" draw:control="control5"/></text:span></text:span></text:p>
          </table:table-cell>
          <table:table-cell table:style-name="_33_._5f_Installatie_5f_afronden.C20" office:value-type="string">
            <text:p text:style-name="P77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21" office:value-type="string">
            <text:p text:style-name="P98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8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38"/></text:span></text:p>
          </table:table-cell>
          <table:table-cell table:style-name="_33_._5f_Installatie_5f_afronden.C22" office:value-type="string">
            <text:p text:style-name="P78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23" office:value-type="string">
            <text:p text:style-name="P69"><text:span text:style-name="Strong_20_Emphasis"><text:span text:style-name="T45">Follow the instructions on the screen.</text:span></text:span></text:p>
          </table:table-cell>
        </table:table-row>
      </table:table>
      <text:p text:style-name="P60"><text:span text:style-name="Strong_20_Emphasis"><text:span text:style-name="T28"><text:tab/></text:span></text:span></text:p>
      <text:p text:style-name="P61"><text:span text:style-name="Strong_20_Emphasis"><text:span text:style-name="T48"/></text:span></text:p>
      <text:p text:style-name="P62"><text:span text:style-name="Strong_20_Emphasis"><text:span text:style-name="T45"/></text:span></text:p>
      <text:list text:continue-numbering="true" text:style-name="L1">
        <text:list-item>
          <text:p text:style-name="P105"><text:span text:style-name="Strong_20_Emphasis"><text:span text:style-name="T17">P</text:span></text:span><text:span text:style-name="Strong_20_Emphasis"><text:span text:style-name="T222">rovision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><text:span text:style-name="Strong_20_Emphasis"><text:span text:style-name="T69"><draw:control text:anchor-type="as-char" draw:z-index="10" draw:name="Vorm40_0" draw:style-name="gr1" draw:text-style-name="P106" svg:width="0.35cm" svg:height="0.35cm" draw:control="control9"/></text:span></text:span></text:p>
          </table:table-cell>
          <table:table-cell table:style-name="Tabel2.A1" office:value-type="string">
            <text:p text:style-name="P92"><text:span text:style-name="Strong_20_Emphasis"><text:span text:style-name="T69"><draw:control text:anchor-type="as-char" draw:z-index="18" draw:name="Vorm40_ 1" draw:style-name="gr1" draw:text-style-name="P106" svg:width="0.35cm" svg:height="0.35cm" draw:control="control17"/></text:span></text:span></text:p>
          </table:table-cell>
          <table:table-cell table:style-name="Tabel2.D1" office:value-type="string">
            <text:p text:style-name="P26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6"><text:span text:style-name="User_20_Entry"><text:span text:style-name="T124">Login any additional </text:span></text:span><text:span text:style-name="Definition"><text:span text:style-name="T270">USER</text:span></text:span><text:span text:style-name="User_20_Entry"><text:span text:style-name="T123">s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8"><text:span text:style-name="Strong_20_Emphasis"><text:span text:style-name="T107"><draw:control text:anchor-type="as-char" draw:z-index="23" draw:name="Vorm4_ 2" draw:style-name="gr1" draw:text-style-name="P106" svg:width="0.35cm" svg:height="0.35cm" draw:control="control22"/></text:span></text:span></text:p>
          </table:table-cell>
          <table:table-cell table:style-name="Tabel2.D2" office:value-type="string">
            <text:p text:style-name="P36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><text:span text:style-name="Strong_20_Emphasis"><text:span text:style-name="T69"><draw:control text:anchor-type="as-char" draw:z-index="12" draw:name="Vorm40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93"><text:span text:style-name="Strong_20_Emphasis"><text:span text:style-name="T69"><draw:control text:anchor-type="as-char" draw:z-index="19" draw:name="Vorm40_ 2" draw:style-name="gr1" draw:text-style-name="P106" svg:width="0.35cm" svg:height="0.35cm" draw:control="control18"/></text:span></text:span></text:p>
          </table:table-cell>
          <table:table-cell table:style-name="Tabel2.D5" office:value-type="string">
            <text:p text:style-name="P28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6" office:value-type="string">
            <text:p text:style-name="P31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8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8"><text:span text:style-name="T205">The </text:span><text:span text:style-name="T207">Super</text:span><text:span text:style-name="T205"> key is the Windows key, Command key (Apple), or Magnifier key </text:span><text:span text:style-name="T206">(Chromebook)</text:span><text:span text:style-name="T205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D7" office:value-type="string">
            <text:p text:style-name="P29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D8" office:value-type="string">
            <text:p text:style-name="P70"><text:span text:style-name="Strong_20_Emphasis"><text:span text:style-name="T45">Follow the instructions on the screen.</text:span></text:span></text:p>
          </table:table-cell>
        </table:table-row>
      </table:table>
      <text:p text:style-name="P38"/>
      <text:p text:style-name="P39"/>
      <text:p text:style-name="P50"><text:span text:style-name="T203">End of checklist,</text:span><text:span text:style-name="T204"> </text:span><text:span text:style-name="Strong_20_Emphasis"><text:span text:style-name="T160"><text:user-field-get text:name="Distro">Ubuntu</text:user-field-get></text:span></text:span><text:span text:style-name="T202"><text:s/></text:span><text:span text:style-name="T201"><text:user-field-get text:name="Version">24.04</text:user-field-get></text:span><text:span text:style-name="T201"><text:s/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3">installation is complete.</text:span></text:p>
      <text:p text:style-name="P23"/>
      <text:p text:style-name="P15"><text:span text:style-name="Emphasis"><text:span text:style-name="T288">Written</text:span></text:span><text:span text:style-name="Emphasis"><text:span text:style-name="T289"> </text:span></text:span><text:span text:style-name="Emphasis"><text:span text:style-name="T288">by</text:span></text:span><text:span text:style-name="Emphasis"><text:span text:style-name="T28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2">Karel Zimmer</text:span></text:span></text:a><text:span text:style-name="Emphasis"><text:span text:style-name="T290">.</text:span></text:span></text:p>
      <text:p text:style-name="P16"><text:span text:style-name="Emphasis"><text:span text:style-name="T286">C</text:span></text:span><text:span text:style-name="Emphasis"><text:span text:style-name="T287">C0</text:span></text:span><text:span text:style-name="Emphasis"><text:span text:style-name="T290"> 1.0 </text:span></text:span><text:span text:style-name="Emphasis"><text:span text:style-name="T291">Universal</text:span></text:span><text:span text:style-name="Emphasis"><text:span text:style-name="T285"> </text:span></text:span><text:span text:style-name="Emphasis"><text:span text:style-name="T28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5"><text:s/></text:span></text:span><text:span text:style-name="Emphasis"><text:span text:style-name="T28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5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5-03T09:24:45.991232679">03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3T09:24:45.835809770</dc:date>
    <meta:keyword>Installatie</meta:keyword>
    <meta:keyword>Checklist</meta:keyword>
    <meta:keyword>Linux</meta:keyword>
    <meta:editing-cycles>6881</meta:editing-cycles>
    <meta:editing-duration>P12DT3H33M35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2" meta:word-count="600" meta:character-count="3743" meta:non-whitespace-character-count="3181"/>
    <meta:user-defined meta:name="Info 1"/>
    <meta:user-defined meta:name="Info 2"/>
    <meta:user-defined meta:name="Info 3"/>
    <meta:user-defined meta:name="Info 4"/>
  </office:meta>
</office:document-meta>
</file>